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28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asi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enu</text:p>
          </table:table-cell>
          <table:table-cell office:value-type="string">
            <text:p>msgbox</text:p>
          </table:table-cell>
          <table:table-cell/>
        </table:table-row>
        <table:table-row table:style-name="ro2">
          <table:table-cell/>
          <table:table-cell office:value-type="string">
            <text:p>main_menu</text:p>
          </table:table-cell>
          <table:table-cell/>
        </table:table-row>
        <table:table-row table:style-name="ro2">
          <table:table-cell/>
          <table:table-cell office:value-type="string">
            <text:p>inventory_menu</text:p>
          </table:table-cell>
          <table:table-cell/>
        </table:table-row>
        <table:table-row table:style-name="ro2">
          <table:table-cell/>
          <table:table-cell office:value-type="string">
            <text:p>check_level_u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msgbox</text:p>
          </table:table-cell>
          <table:table-cell office:value-type="string">
            <text:p>main_menu</text:p>
          </table:table-cell>
          <table:table-cell/>
        </table:table-row>
        <table:table-row table:style-name="ro2">
          <table:table-cell/>
          <table:table-cell office:value-type="string">
            <text:p>handle_key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main_menu</text:p>
          </table:table-cell>
          <table:table-cell office:value-type="string">
            <text:p>tutmu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inventory_menu</text:p>
          </table:table-cell>
          <table:table-cell office:value-type="string">
            <text:p>handle_key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new_game</text:p>
          </table:table-cell>
          <table:table-cell office:value-type="string">
            <text:p>main_menu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play_game</text:p>
          </table:table-cell>
          <table:table-cell office:value-type="string">
            <text:p>main_menu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load_game</text:p>
          </table:table-cell>
          <table:table-cell office:value-type="string">
            <text:p>main_menu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save_game</text:p>
          </table:table-cell>
          <table:table-cell office:value-type="string">
            <text:p>play_ga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heck_level_up</text:p>
          </table:table-cell>
          <table:table-cell office:value-type="string">
            <text:p>play_ga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handle_keys</text:p>
          </table:table-cell>
          <table:table-cell office:value-type="string">
            <text:p>play_ga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next_level</text:p>
          </table:table-cell>
          <table:table-cell office:value-type="string">
            <text:p>handle_key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initialize_fov</text:p>
          </table:table-cell>
          <table:table-cell office:value-type="string">
            <text:p>next_level</text:p>
          </table:table-cell>
          <table:table-cell/>
        </table:table-row>
        <table:table-row table:style-name="ro2">
          <table:table-cell/>
          <table:table-cell office:value-type="string">
            <text:p>new_game</text:p>
          </table:table-cell>
          <table:table-cell/>
        </table:table-row>
        <table:table-row table:style-name="ro2">
          <table:table-cell/>
          <table:table-cell office:value-type="string">
            <text:p>load_ga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player_move_or_attack</text:p>
          </table:table-cell>
          <table:table-cell office:value-type="string">
            <text:p>handle_key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ender_all</text:p>
          </table:table-cell>
          <table:table-cell office:value-type="string">
            <text:p>play_game</text:p>
          </table:table-cell>
          <table:table-cell/>
        </table:table-row>
        <table:table-row table:style-name="ro2">
          <table:table-cell/>
          <table:table-cell office:value-type="string">
            <text:p>target_til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ender_bar</text:p>
          </table:table-cell>
          <table:table-cell office:value-type="string">
            <text:p>render_al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get_name_under_mouse</text:p>
          </table:table-cell>
          <table:table-cell office:value-type="string">
            <text:p>render_al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make_map</text:p>
          </table:table-cell>
          <table:table-cell office:value-type="string">
            <text:p>new_game</text:p>
          </table:table-cell>
          <table:table-cell/>
        </table:table-row>
        <table:table-row table:style-name="ro2">
          <table:table-cell/>
          <table:table-cell office:value-type="string">
            <text:p>next_leve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reate_room</text:p>
          </table:table-cell>
          <table:table-cell office:value-type="string">
            <text:p>make_ma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reate_h_tunnel</text:p>
          </table:table-cell>
          <table:table-cell office:value-type="string">
            <text:p>make_ma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reate_v_tunnel</text:p>
          </table:table-cell>
          <table:table-cell office:value-type="string">
            <text:p>make_ma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place_object</text:p>
          </table:table-cell>
          <table:table-cell office:value-type="string">
            <text:p>make_ma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from_dungeon_level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andom_choice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andom_choice_index</text:p>
          </table:table-cell>
          <table:table-cell office:value-type="string">
            <text:p>random_choic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is_blocked</text:p>
          </table:table-cell>
          <table:table-cell office:value-type="string">
            <text:p>Object</text:p>
          </table:table-cell>
          <table:table-cell/>
        </table:table-row>
        <table:table-row table:style-name="ro2">
          <table:table-cell/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player_death</text:p>
          </table:table-cell>
          <table:table-cell office:value-type="string">
            <text:p>new_ga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monster_death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ast_heal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ast_lightning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ast_fireball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ast_confuse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losest_monster</text:p>
          </table:table-cell>
          <table:table-cell office:value-type="string">
            <text:p>cast_lightning</text:p>
          </table:table-cell>
          <table:table-cell/>
        </table:table-row>
        <table:table-row table:style-name="ro2">
          <table:table-cell/>
          <table:table-cell office:value-type="string">
            <text:p>cast_confus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rget_tile</text:p>
          </table:table-cell>
          <table:table-cell office:value-type="string">
            <text:p>target_monster</text:p>
          </table:table-cell>
          <table:table-cell/>
        </table:table-row>
        <table:table-row table:style-name="ro2">
          <table:table-cell/>
          <table:table-cell office:value-type="string">
            <text:p>cast_firebal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rget_monster</text:p>
          </table:table-cell>
          <table:table-cell office:value-type="string">
            <text:p>cast_confus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ile</text:p>
          </table:table-cell>
          <table:table-cell office:value-type="string">
            <text:p>settings</text:p>
          </table:table-cell>
          <table:table-cell office:value-type="string">
            <text:p>map</text:p>
          </table:table-cell>
        </table:table-row>
        <table:table-row table:style-name="ro2">
          <table:table-cell/>
          <table:table-cell office:value-type="string">
            <text:p>make_ma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ect</text:p>
          </table:table-cell>
          <table:table-cell office:value-type="string">
            <text:p>make_ma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Equipment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/>
          <table:table-cell office:value-type="string">
            <text:p>new_ga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Fighter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/>
          <table:table-cell office:value-type="string">
            <text:p>new_ga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Object</text:p>
          </table:table-cell>
          <table:table-cell office:value-type="string">
            <text:p>settings</text:p>
          </table:table-cell>
          <table:table-cell/>
        </table:table-row>
        <table:table-row table:style-name="ro2">
          <table:table-cell/>
          <table:table-cell office:value-type="string">
            <text:p>place_objects</text:p>
          </table:table-cell>
          <table:table-cell/>
        </table:table-row>
        <table:table-row table:style-name="ro2">
          <table:table-cell/>
          <table:table-cell office:value-type="string">
            <text:p>new_ga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Item</text:p>
          </table:table-cell>
          <table:table-cell office:value-type="string">
            <text:p>Object</text:p>
          </table:table-cell>
          <table:table-cell/>
        </table:table-row>
        <table:table-row table:style-name="ro2">
          <table:table-cell/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get_all_equipped</text:p>
          </table:table-cell>
          <table:table-cell office:value-type="string">
            <text:p>Fighte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get_equipped_in_slot</text:p>
          </table:table-cell>
          <table:table-cell office:value-type="string">
            <text:p>Equipment</text:p>
          </table:table-cell>
          <table:table-cell/>
        </table:table-row>
        <table:table-row table:style-name="ro2">
          <table:table-cell/>
          <table:table-cell office:value-type="string">
            <text:p>Item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message</text:p>
          </table:table-cell>
          <table:table-cell office:value-type="string">
            <text:p>new_game</text:p>
          </table:table-cell>
          <table:table-cell/>
        </table:table-row>
        <table:table-row table:style-name="ro2">
          <table:table-cell/>
          <table:table-cell office:value-type="string">
            <text:p>check_level_up</text:p>
          </table:table-cell>
          <table:table-cell/>
        </table:table-row>
        <table:table-row table:style-name="ro2">
          <table:table-cell/>
          <table:table-cell office:value-type="string">
            <text:p>next_level</text:p>
          </table:table-cell>
          <table:table-cell/>
        </table:table-row>
        <table:table-row table:style-name="ro2">
          <table:table-cell/>
          <table:table-cell office:value-type="string">
            <text:p>monster_death</text:p>
          </table:table-cell>
          <table:table-cell/>
        </table:table-row>
        <table:table-row table:style-name="ro2">
          <table:table-cell/>
          <table:table-cell office:value-type="string">
            <text:p>Equipment</text:p>
          </table:table-cell>
          <table:table-cell/>
        </table:table-row>
        <table:table-row table:style-name="ro2">
          <table:table-cell/>
          <table:table-cell office:value-type="string">
            <text:p>Item</text:p>
          </table:table-cell>
          <table:table-cell/>
        </table:table-row>
        <table:table-row table:style-name="ro2">
          <table:table-cell/>
          <table:table-cell office:value-type="string">
            <text:p>cast_heal</text:p>
          </table:table-cell>
          <table:table-cell/>
        </table:table-row>
        <table:table-row table:style-name="ro2">
          <table:table-cell/>
          <table:table-cell office:value-type="string">
            <text:p>cast_lightning</text:p>
          </table:table-cell>
          <table:table-cell/>
        </table:table-row>
        <table:table-row table:style-name="ro2">
          <table:table-cell/>
          <table:table-cell office:value-type="string">
            <text:p>cast_fireball</text:p>
          </table:table-cell>
          <table:table-cell/>
        </table:table-row>
        <table:table-row table:style-name="ro2">
          <table:table-cell/>
          <table:table-cell office:value-type="string">
            <text:p>cast_confus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12/17/2015</text:date>, <text:time>15:4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ier Dragonheart</meta:initial-creator>
    <meta:creation-date>2015-12-17T13:09:57.21</meta:creation-date>
    <dc:date>2015-12-17T15:45:04.78</dc:date>
    <dc:creator>Akhier Dragonheart</dc:creator>
    <meta:editing-duration>PT26M3S</meta:editing-duration>
    <meta:editing-cycles>3</meta:editing-cycles>
    <meta:generator>OpenOffice/4.0.1$Win32 OpenOffice.org_project/401m5$Build-9714</meta:generator>
    <meta:document-statistic meta:table-count="1" meta:cell-count="114" meta:object-count="0"/>
  </office:meta>
</office:document-meta>
</file>